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/>
    </style:style>
    <style:style style:name="P2" style:family="paragraph" style:parent-style-name="Standard">
      <style:text-properties officeooo:rsid="0013bc35" officeooo:paragraph-rsid="0013bc35"/>
    </style:style>
    <style:style style:name="P3" style:family="paragraph" style:parent-style-name="Standard" style:master-page-name="Standard">
      <style:paragraph-properties style:page-number="1"/>
    </style:style>
    <style:style style:name="P4" style:family="paragraph" style:parent-style-name="Standard">
      <style:text-properties fo:language="en" fo:country="GB"/>
    </style:style>
    <style:style style:name="P5" style:family="paragraph" style:parent-style-name="Standard">
      <style:text-properties officeooo:rsid="0013bc35" officeooo:paragraph-rsid="0013bc35"/>
    </style:style>
    <style:style style:name="P6" style:family="paragraph" style:parent-style-name="Standard">
      <style:text-properties officeooo:rsid="001579a8" officeooo:paragraph-rsid="001579a8"/>
    </style:style>
    <style:style style:name="T1" style:family="text">
      <style:text-properties fo:color="#1155cc" style:text-underline-style="solid" style:text-underline-width="auto" style:text-underline-color="font-color"/>
    </style:style>
    <style:style style:name="T2" style:family="text">
      <style:text-properties fo:color="#1155cc" style:text-underline-style="solid" style:text-underline-width="auto" style:text-underline-color="font-color" fo:font-weight="bold" style:font-weight-asian="bold"/>
    </style:style>
    <style:style style:name="T3" style:family="text">
      <style:text-properties fo:language="en" fo:country="GB"/>
    </style:style>
    <style:style style:name="T4" style:family="text">
      <style:text-properties fo:language="bg" fo:country="BG"/>
    </style:style>
    <style:style style:name="T5" style:family="text">
      <style:text-properties officeooo:rsid="0014aff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31.05.</text:p>
      <text:p text:style-name="Standard"><text:a xlink:type="simple" xlink:href="https://hci.rwth-aachen.de/fabscanoriginal" text:style-name="ListLabel_20_1" text:visited-style-name="ListLabel_20_1"><text:span text:style-name="T1">https://hci.rwth-aachen.de/fabscanoriginal</text:span></text:a> - лазерен скенер <text:s/>с кутия</text:p>
      <text:p text:style-name="Standard"><text:a xlink:type="simple" xlink:href="https://hci.rwth-aachen.de/publications/engelmann2011a.pdf" text:style-name="ListLabel_20_1" text:visited-style-name="ListLabel_20_1"><text:span text:style-name="T1">https://hci.rwth-aachen.de/publications/engelmann2011a.pdf</text:span></text:a> - Бакалавърска теза към проекта. Има хубав увод</text:p>
      <text:p text:style-name="P1"/>
      <text:p text:style-name="Standard"><text:a xlink:type="simple" xlink:href="https://all3dp.com/1/scan-dimension-sol-3d-scanner-review-specs/" text:style-name="ListLabel_20_2" text:visited-style-name="ListLabel_20_2"><text:span text:style-name="T2">https://all3dp.com/1/scan-dimension-sol-3d-scanner-review-specs/</text:span></text:a> - Пример за скенер с два подхода за сканиране.</text:p>
      <text:p text:style-name="Standard"/>
      <text:p text:style-name="Standard"><text:a xlink:type="simple" xlink:href="https://all3dp.com/1/best-3d-scanner-diy-handheld-app-software/#section-3d-scanner-technologies" text:style-name="ListLabel_20_1" text:visited-style-name="ListLabel_20_1"><text:span text:style-name="T1">https://all3dp.com/1/best-3d-scanner-diy-handheld-app-software/#section-3d-scanner-technologies</text:span></text:a> - Най-добрите скенери. Описание на техниките за сканиране, приложения на различните класове скенери и добри идеи за реализация.</text:p>
      <text:p text:style-name="Standard"><text:a xlink:type="simple" xlink:href="https://all3dp.com/2/best-diy-3d-scanners-you-can-build-or-buy/" text:style-name="ListLabel_20_1" text:visited-style-name="ListLabel_20_1"><text:span text:style-name="T1">https://all3dp.com/2/best-diy-3d-scanners-you-can-build-or-buy/</text:span></text:a> - Бюджетни скенери</text:p>
      <text:p text:style-name="Standard"/>
      <text:p text:style-name="Standard">19.07</text:p>
      <text:p text:style-name="Standard"><text:a xlink:type="simple" xlink:href="https://fabscanpi-server.readthedocs.io/en/latest/scanner_calibration.html#prepare-for-calibration" text:style-name="ListLabel_20_1" text:visited-style-name="ListLabel_20_1"><text:span text:style-name="T1">https://fabscanpi-server.readthedocs.io/en/latest/scanner_calibration.html#prepare-for-calibration</text:span></text:a> - FabScan Pi. Наръчник за сглобяване на кутия, инструкции за калибриране(threshold, resolution)</text:p>
      <text:p text:style-name="P4">20.07</text:p>
      <text:p text:style-name="Standard"><text:a xlink:type="simple" xlink:href="https://www.jetbrains.com/help/pycharm/creating-web-application-with-flask.html#create-application" text:style-name="ListLabel_20_3" text:visited-style-name="ListLabel_20_3"><text:span text:style-name="Internet_20_link"><text:span text:style-name="T3">https://www.jetbrains.com/help/pycharm/creating-web-application-with-flask.html#create-application</text:span></text:span></text:a><text:span text:style-name="T3"> – </text:span><text:span text:style-name="T4">Инструкция за създаван</text:span><text:bookmark text:name="_GoBack"/><text:span text:style-name="T4">е на освновно </text:span><text:span text:style-name="T3">web app </text:span><text:span text:style-name="T4">с </text:span><text:span text:style-name="T3">Flask </text:span><text:span text:style-name="T4">в </text:span><text:span text:style-name="T3">PyCharm</text:span></text:p>
      <text:p text:style-name="P2">22.07</text:p>
      <text:p text:style-name="P2"><text:a xlink:type="simple" xlink:href="https://www.pyimagesearch.com/2019/09/02/opencv-stream-video-to-web-browser-html-page/" text:style-name="Internet_20_link" text:visited-style-name="Visited_20_Internet_20_Link">https://www.pyimagesearch.com/2019/09/02/opencv-stream-video-to-web-browser-html-page/</text:a> - <text:span text:style-name="T5">OpenCV – Stream video to web browser/HTML page</text:span></text:p>
      <text:p text:style-name="P6">24.07</text:p>
      <text:p text:style-name="P6"><text:a xlink:type="simple" xlink:href="https://randomnerdtutorials.com/video-streaming-with-raspberry-pi-camera/" text:style-name="Internet_20_link" text:visited-style-name="Visited_20_Internet_20_Link">https://randomnerdtutorials.com/video-streaming-with-raspberry-pi-camera/</text:a> - Web live camera stream with Raspberry Pi Camer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bg" fo:country="none" style:letter-kerning="false" style:font-name-asian="Arial1" style:font-size-asian="11pt" style:language-asian="en" style:country-asian="GB" style:font-name-complex="Arial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bg" fo:country="none" style:letter-kerning="false" style:font-name-asian="Arial1" style:font-size-asian="11pt" style:language-asian="en" style:country-asian="GB" style:font-name-complex="Arial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278in" fo:margin-bottom="0.0835in" loext:contextual-spacing="false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25in" fo:margin-bottom="0.0835in" loext:contextual-spacing="false" fo:keep-together="always" fo:keep-with-next="always"/>
      <style:text-properties fo:font-size="16pt" style:font-size-asian="16pt" style:font-size-complex="16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222in" fo:margin-bottom="0.0555in" loext:contextual-spacing="false" fo:keep-together="always" fo:keep-with-next="always"/>
      <style:text-properties fo:color="#434343" fo:font-size="14pt" style:font-size-asian="14pt" style:font-size-complex="14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1945in" fo:margin-bottom="0.0555in" loext:contextual-spacing="false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1665in" fo:margin-bottom="0.0555in" loext:contextual-spacing="false" fo:keep-together="always" fo:keep-with-next="always"/>
      <style:text-properties fo:color="#666666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1665in" fo:margin-bottom="0.0555in" loext:contextual-spacing="false" fo:keep-together="always" fo:keep-with-next="always"/>
      <style:text-properties fo:color="#666666" fo:font-style="italic" style:font-style-asian="italic"/>
    </style:style>
    <style:style style:name="Title" style:family="paragraph" style:parent-style-name="Standard" style:next-style-name="Standard" style:default-outline-level="" style:class="chapter">
      <style:paragraph-properties fo:margin-top="0in" fo:margin-bottom="0.0417in" loext:contextual-spacing="false" fo:keep-together="always" fo:keep-with-next="always"/>
      <style:text-properties fo:font-size="26pt" style:font-size-asian="26pt" style:font-size-complex="26pt"/>
    </style:style>
    <style:style style:name="Subtitle" style:family="paragraph" style:parent-style-name="Standard" style:next-style-name="Standard" style:default-outline-level="" style:class="chapter">
      <style:paragraph-properties fo:margin-top="0in" fo:margin-bottom="0.222in" loext:contextual-spacing="false" fo:keep-together="always" fo:keep-with-next="always"/>
      <style:text-properties fo:color="#666666" fo:font-size="15pt" style:font-size-asian="15pt" style:font-size-complex="15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fo:background-color="#e1dfdd"/>
    </style:style>
    <style:style style:name="ListLabel_20_1" style:display-name="ListLabel 1" style:family="text">
      <style:text-properties fo:color="#1155cc" style:text-underline-style="solid" style:text-underline-width="auto" style:text-underline-color="font-color"/>
    </style:style>
    <style:style style:name="ListLabel_20_2" style:display-name="ListLabel 2" style:family="text">
      <style:text-properties fo:color="#1155cc" style:text-underline-style="solid" style:text-underline-width="auto" style:text-underline-color="font-color" fo:font-weight="bold" style:font-weight-asian="bold"/>
    </style:style>
    <style:style style:name="ListLabel_20_3" style:display-name="ListLabel 3" style:family="text">
      <style:text-properties fo:language="en" fo:country="GB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4</meta:editing-cycles>
    <meta:creation-date>2021-07-20T07:57:00</meta:creation-date>
    <dc:date>2021-07-24T17:36:44.161163041</dc:date>
    <meta:editing-duration>PT4M45S</meta:editing-duration>
    <meta:generator>LibreOffice/6.1.5.2$Linux_ARM_EABI LibreOffice_project/10$Build-2</meta:generator>
    <meta:document-statistic meta:table-count="0" meta:image-count="0" meta:object-count="0" meta:page-count="1" meta:paragraph-count="14" meta:word-count="97" meta:character-count="1230" meta:non-whitespace-character-count="1144"/>
    <meta:user-defined meta:name="AppVersion">16.0000</meta:user-defined>
    <meta:user-defined meta:name="Company">TechnoLogica EAD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